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er das ist ja ja berufsrisiko. Wieso wussten die wo ich bin? Egal ich denke später darüber nach. Aber ich komm einfach nicht davon weg... Hat vielleicht Smith etwas damit zu tun?</text:p>
      <text:p text:style-name="Standard"/>
      <text:p text:style-name="Standard">-Nein, er würde doch nicht seinen eigenen Agenten verraten, nicht im kampf gegen den Kommunismus. 1 </text:p>
      <text:p text:style-name="Standard">-Ja, er war der einzige der wusste wann ich wo sein würde! Die CIA monitort uns ja jederzeit. 2</text:p>
      <text:p text:style-name="Standard"/>
      <text:list xml:id="list6742815176857197125" text:style-name="L1">
        <text:list-item>
          <text:p text:style-name="P1">Aber was Wenn doch? Ich muss dem nachgehen, dieser Sergej muss gefunden werden!</text:p>
        </text:list-item>
        <text:list-item>
          <text:p text:style-name="P1">Warum ist mir das nicht früher aufgefallen, Ich habe doch gesehen wie Smith einen brief nach moskau adressiert hat! Aber zuerst gehe ich noch zu diesem Sergej!</text:p>
        </text:list-item>
      </text:list>
      <text:p text:style-name="Standard"/>
      <text:p text:style-name="Standard"><text:tab/></text:p>
      <text:p text:style-name="Standard"><text:tab/>Ich gehe zu einem kleinen Vorort von moskau, Rublijowka nennen die einheimischen diesen Ort. Verdammt reiche Gegend hier, würde mich wundern was herr Lyadov beruflich macht.</text:p>
      <text:p text:style-name="Standard"/>
      <text:p text:style-name="Standard">So ich bi jetz vor seiner Haustüre, ich sollte doch mal höflich </text:p>
      <text:p text:style-name="Standard"/>
      <text:p text:style-name="Standard">-Klingeln 1</text:p>
      <text:p text:style-name="Standard">-die tür eintreten 2</text:p>
      <text:p text:style-name="Standard"/>
      <text:list xml:id="list3837271967802918458" text:style-name="L2">
        <text:list-item>
          <text:p text:style-name="P2">Lyadov macht auf “was willst du hier? Wer bist du?” “Wer hat dich für die Autobombe bezahlt?” “was für ne autobombe? Zisch ab oder ich hetz dir meine jungs auf den hals” da bemerke ich seine Tatoos! </text:p>
          <text:p text:style-name="P2"/>
        </text:list-item>
        <text:list-item>
          <text:p text:style-name="P2">Sergej lädt gerade seine schrotflinte, als ich ihm einer meiner beruhigungsmittelpfeile in die halsschlagader jage. Als er wieder wach ist liegt er schon längst gefesselt auf dem kellerboden. “Wieso versucht ihr scheiss kommunisten mich umzubringen?” “Ich scheiss auf den kommunistmus, der typ hat mir zwanzig millionen dollar für ein paar bomben in NYC gegeben”</text:p>
        </text:list-item>
      </text:list>
      <text:p text:style-name="Standard"/>
      <text:p text:style-name="Standard">Er ist von der Russenmafia, fällt mir gerade auf. Der typ ist nur aufs Geld aus... </text:p>
      <text:p text:style-name="Standard"/>
      <text:p text:style-name="Standard">-Wer gibt dir das geld? 1</text:p>
      <text:p text:style-name="Standard">-Wo findet die übergabe statt? 2</text:p>
      <text:p text:style-name="Standard"/>
      <text:p text:style-name="Standard">1 So ein amerikaner, um 22 uhr will er mich in so ner tiefgarage treffen.</text:p>
      <text:p text:style-name="Standard">2 in so ner tiefgarage um 22 uhr, so ein amerikaner ist das.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sans-serif" svg:font-family="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8T16:16:38.75</meta:creation-date>
    <dc:date>2017-10-28T17:15:28.47</dc:date>
    <meta:editing-duration>PT33M49S</meta:editing-duration>
    <meta:editing-cycles>2</meta:editing-cycles>
    <meta:generator>OpenOffice/4.1.3$Win32 OpenOffice.org_project/413m1$Build-9783</meta:generator>
    <meta:document-statistic meta:table-count="0" meta:image-count="0" meta:object-count="0" meta:page-count="1" meta:paragraph-count="17" meta:word-count="302" meta:character-count="1726"/>
  </office:meta>
</office:document-meta>
</file>